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React from 'react'</text:p>
      <text:p text:style-name="Normal"/>
      <text:p text:style-name="Normal">import SolidButton from './solid-button'</text:p>
      <text:p text:style-name="Normal">import Video from './video'</text:p>
      <text:p text:style-name="Normal">import projectStyles from '.style.module.css'</text:p>
      <text:p text:style-name="Normal">import styles from './landing-page.module.css'</text:p>
      <text:p text:style-name="Normal"/>
      <text:p text:style-name="Normal">const LandingPage = (props) =&gt; {</text:p>
      <text:p text:style-name="Normal"><text:s text:c="2"/>return (</text:p>
      <text:p text:style-name="Normal"><text:s text:c="4"/>&lt;div className={styles['container']}&gt;</text:p>
      <text:p text:style-name="Normal"><text:s text:c="6"/>&lt;div className={styles['top-container']}&gt;</text:p>
      <text:p text:style-name="Normal"><text:s text:c="8"/>&lt;nav data-role="Header" className={styles['navbar']}&gt;</text:p>
      <text:p text:style-name="Normal"><text:s text:c="10"/>&lt;h1&gt;MotorSport World&lt;/h1&gt;</text:p>
      <text:p text:style-name="Normal"><text:s text:c="10"/>&lt;div className={styles['right-side']}&gt;</text:p>
      <text:p text:style-name="Normal"><text:s text:c="12"/>&lt;div className={styles['links-container']}&gt;</text:p>
      <text:p text:style-name="Normal"><text:s text:c="14"/>&lt;span className={styles['text']}&gt;Home&lt;/span&gt;</text:p>
      <text:p text:style-name="Normal"><text:s text:c="12"/>&lt;/div&gt;</text:p>
      <text:p text:style-name="Normal"><text:s text:c="10"/>&lt;/div&gt;</text:p>
      <text:p text:style-name="Normal"><text:s text:c="10"/>&lt;div data-type="BurgerMenu" className={styles['burger-menu']}&gt;</text:p>
      <text:p text:style-name="Normal"><text:s text:c="12"/>&lt;svg viewBox="0 0 1024 1024" className={styles['burger-menu']}&gt;</text:p>
      <text:p text:style-name="Normal"><text:s text:c="14"/>&lt;path d="M810.667 725.333h-597.333c-47.061 0-85.333 38.272-85.333 85.333s38.272 85.333 85.333 85.333h597.333c47.061 0 85.333-38.272 85.333-85.333s-38.272-85.333-85.333-85.333z"&gt;&lt;/path&gt;</text:p>
      <text:p text:style-name="Normal"><text:s text:c="14"/>&lt;path d="M810.667 426.667h-597.333c-47.061 0-85.333 38.272-85.333 85.333s38.272 85.333 85.333 85.333h597.333c47.061 0 85.333-38.272 85.333-85.333s-38.272-85.333-85.333-85.333z"&gt;&lt;/path&gt;</text:p>
      <text:p text:style-name="Normal"><text:s text:c="14"/>&lt;path d="M810.667 128h-597.333c-47.061 0-85.333 38.272-85.333 85.333s38.272 85.333 85.333 85.333h597.333c47.061 0 85.333-38.272 85.333-85.333s-38.272-85.333-85.333-85.333z"&gt;&lt;/path&gt;</text:p>
      <text:p text:style-name="Normal"><text:s text:c="12"/>&lt;/svg&gt;</text:p>
      <text:p text:style-name="Normal"><text:s text:c="10"/>&lt;/div&gt;</text:p>
      <text:p text:style-name="Normal"><text:s text:c="10"/>&lt;div data-type="MobileMenu" className={styles['mobile-menu']}&gt;</text:p>
      <text:p text:style-name="Normal"><text:s text:c="12"/>&lt;div className={styles['nav']}&gt;</text:p>
      <text:soft-page-break/>
      <text:p text:style-name="Normal"><text:s text:c="14"/>&lt;div className={styles['top']}&gt;</text:p>
      <text:p text:style-name="Normal"><text:s text:c="16"/>&lt;h1&gt;Travel&lt;/h1&gt;</text:p>
      <text:p text:style-name="Normal"><text:s text:c="16"/>&lt;div</text:p>
      <text:p text:style-name="Normal"><text:s text:c="18"/>data-type="CloseMobileMenu"</text:p>
      <text:p text:style-name="Normal"><text:s text:c="18"/>className={styles['close-menu']}</text:p>
      <text:p text:style-name="Normal"><text:s text:c="16"/>&gt;</text:p>
      <text:p text:style-name="Normal"><text:s text:c="18"/>&lt;svg viewBox="0 0 1024 1024" className={styles['icon03']}&gt;</text:p>
      <text:p text:style-name="Normal"><text:s text:c="20"/>&lt;path d="M810 274l-238 238 238 238-60 60-238-238-238 238-60-60 238-238-238-238 60-60 238 238 238-238z"&gt;&lt;/path&gt;</text:p>
      <text:p text:style-name="Normal"><text:s text:c="18"/>&lt;/svg&gt;</text:p>
      <text:p text:style-name="Normal"><text:s text:c="16"/>&lt;/div&gt;</text:p>
      <text:p text:style-name="Normal"><text:s text:c="14"/>&lt;/div&gt;</text:p>
      <text:p text:style-name="Normal"><text:s text:c="14"/>&lt;div className={styles['right-side1']}&gt;</text:p>
      <text:p text:style-name="Normal"><text:s text:c="16"/>&lt;div className={styles['links-container1']}&gt;</text:p>
      <text:p text:style-name="Normal"><text:s text:c="18"/>&lt;span className={styles['text01']}&gt;Home&lt;/span&gt;</text:p>
      <text:p text:style-name="Normal"><text:s text:c="18"/>&lt;span className={styles['text02']}&gt;About&lt;/span&gt;</text:p>
      <text:p text:style-name="Normal"><text:s text:c="18"/>&lt;span className={styles['text03']}&gt;Tour Packages&lt;/span&gt;</text:p>
      <text:p text:style-name="Normal"><text:s text:c="18"/>&lt;span&gt;Contact&lt;/span&gt;</text:p>
      <text:p text:style-name="Normal"><text:s text:c="16"/>&lt;/div&gt;</text:p>
      <text:p text:style-name="Normal"><text:s text:c="16"/>&lt;a href="#main-section" className={styles['link']}&gt;</text:p>
      <text:p text:style-name="Normal"><text:s text:c="18"/>&lt;SolidButton button="Explore places"&gt;&lt;/SolidButton&gt;</text:p>
      <text:p text:style-name="Normal"><text:s text:c="16"/>&lt;/a&gt;</text:p>
      <text:p text:style-name="Normal"><text:s text:c="14"/>&lt;/div&gt;</text:p>
      <text:p text:style-name="Normal"><text:s text:c="12"/>&lt;/div&gt;</text:p>
      <text:p text:style-name="Normal"><text:s text:c="12"/>&lt;div className={styles['follow-container']}&gt;</text:p>
      <text:p text:style-name="Normal"><text:s text:c="14"/>&lt;span className={styles['text05']}&gt;</text:p>
      <text:p text:style-name="Normal"><text:s text:c="16"/>Follow us on</text:p>
      <text:p text:style-name="Normal"><text:s text:c="16"/>&lt;span</text:p>
      <text:p text:style-name="Normal"><text:s text:c="18"/>dangerouslySetInnerHTML={{</text:p>
      <text:p text:style-name="Normal"><text:s text:c="20"/>__html: ' ',</text:p>
      <text:p text:style-name="Normal"><text:s text:c="18"/>}}</text:p>
      <text:soft-page-break/>
      <text:p text:style-name="Normal"><text:s text:c="16"/>/&gt;</text:p>
      <text:p text:style-name="Normal"><text:s text:c="14"/>&lt;/span&gt;</text:p>
      <text:p text:style-name="Normal"><text:s text:c="14"/>&lt;div className={styles['icons-container']}&gt;</text:p>
      <text:p text:style-name="Normal"><text:s text:c="16"/>&lt;a</text:p>
      <text:p text:style-name="Normal"><text:s text:c="18"/>href="https://instagram.com"</text:p>
      <text:p text:style-name="Normal"><text:s text:c="18"/>target="_blank"</text:p>
      <text:p text:style-name="Normal"><text:s text:c="18"/>rel="noreferrer noopener"</text:p>
      <text:p text:style-name="Normal"><text:s text:c="18"/>className={styles['link1']}</text:p>
      <text:p text:style-name="Normal"><text:s text:c="16"/>&gt;</text:p>
      <text:p text:style-name="Normal"><text:s text:c="18"/>&lt;svg</text:p>
      <text:p text:style-name="Normal"><text:s text:c="20"/>viewBox="0 0 877.7142857142857 1024"</text:p>
      <text:p text:style-name="Normal"><text:s text:c="20"/>className={styles['icon05']}</text:p>
      <text:p text:style-name="Normal"><text:s text:c="18"/>&gt;</text:p>
      <text:p text:style-name="Normal"><text:s text:c="20"/>&lt;path d="M585.143 512c0-80.571-65.714-146.286-146.286-146.286s-146.286 65.714-146.286 146.286 65.714 146.286 146.286 146.286 146.286-65.714 146.286-146.286zM664 512c0 124.571-100.571 225.143-225.143 225.143s-225.143-100.571-225.143-225.143 100.571-225.143 225.143-225.143 225.143 100.571 225.143 225.143zM725.714 277.714c0 29.143-23.429 52.571-52.571 52.571s-52.571-23.429-52.571-52.571 23.429-52.571 52.571-52.571 52.571 23.429 52.571 52.571zM438.857 152c-64 0-201.143-5.143-258.857 17.714-20 8-34.857 17.714-50.286 33.143s-25.143 30.286-33.143 50.286c-22.857 57.714-17.714 194.857-17.714 258.857s-5.143 201.143 17.714 258.857c8 20 17.714 34.857 33.143 50.286s30.286 25.143 50.286 33.143c57.714 22.857 194.857 17.714 258.857 17.714s201.143 5.143 258.857-17.714c20-8 34.857-17.714 50.286-33.143s25.143-30.286 33.143-50.286c22.857-57.714 17.714-194.857 17.714-258.857s5.143-201.143-17.714-258.857c-8-20-17.714-34.857-33.143-50.286s-30.286-25.143-50.286-33.143c-57.714-22.857-194.857-17.714-258.857-17.714zM877.714 512c0 60.571 0.571 120.571-2.857 181.143-3.429 70.286-19.429 132.571-70.857 184s-113.714 67.429-184 70.857c-60.571 3.429-120.571 2.857-181.143 2.857s-120.571 0.571-181.143-2.857c-70.286-3.429-132.571-19.429-184-70.857s-67.429-113.714-70.857-184c-3.429-60.571-2.857-120.571-2.857-181.143s-0.571-120.571 2.857-181.143c3.429-70.286 19.429-132.571 70.857-184s113.714-67.429 184-70.857c60.571-3.429 120.571-2.857 181.143-2.857s120.571-0.571 181.143 2.857c70.286 3.429 132.571 19.429 184 70.857s67.429 113.714 70.857 184c3.429 60.571 2.857 120.571 2.857 181.143z"&gt;&lt;/path&gt;</text:p>
      <text:p text:style-name="Normal"><text:s text:c="18"/>&lt;/svg&gt;</text:p>
      <text:p text:style-name="Normal"><text:s text:c="16"/>&lt;/a&gt;</text:p>
      <text:p text:style-name="Normal"><text:s text:c="16"/>&lt;a</text:p>
      <text:p text:style-name="Normal"><text:s text:c="18"/>href="https://facebook.com"</text:p>
      <text:p text:style-name="Normal"><text:s text:c="18"/>target="_blank"</text:p>
      <text:p text:style-name="Normal"><text:s text:c="18"/>rel="noreferrer noopener"</text:p>
      <text:soft-page-break/>
      <text:p text:style-name="Normal"><text:s text:c="18"/>className={styles['link2']}</text:p>
      <text:p text:style-name="Normal"><text:s text:c="16"/>&gt;</text:p>
      <text:p text:style-name="Normal"><text:s text:c="18"/>&lt;svg</text:p>
      <text:p text:style-name="Normal"><text:s text:c="20"/>viewBox="0 0 602.2582857142856 1024"</text:p>
      <text:p text:style-name="Normal"><text:s text:c="20"/>className={styles['icon07']}</text:p>
      <text:p text:style-name="Normal"><text:s text:c="18"/>&gt;</text:p>
      <text:p text:style-name="Normal"><text:s text:c="20"/>&lt;path d="M548 6.857v150.857h-89.714c-70.286 0-83.429 33.714-83.429 82.286v108h167.429l-22.286 169.143h-145.143v433.714h-174.857v-433.714h-145.714v-169.143h145.714v-124.571c0-144.571 88.571-223.429 217.714-223.429 61.714 0 114.857 4.571 130.286 6.857z"&gt;&lt;/path&gt;</text:p>
      <text:p text:style-name="Normal"><text:s text:c="18"/>&lt;/svg&gt;</text:p>
      <text:p text:style-name="Normal"><text:s text:c="16"/>&lt;/a&gt;</text:p>
      <text:p text:style-name="Normal"><text:s text:c="16"/>&lt;a</text:p>
      <text:p text:style-name="Normal"><text:s text:c="18"/>href="https://twitter.com"</text:p>
      <text:p text:style-name="Normal"><text:s text:c="18"/>target="_blank"</text:p>
      <text:p text:style-name="Normal"><text:s text:c="18"/>rel="noreferrer noopener"</text:p>
      <text:p text:style-name="Normal"><text:s text:c="18"/>className={styles['link3']}</text:p>
      <text:p text:style-name="Normal"><text:s text:c="16"/>&gt;</text:p>
      <text:p text:style-name="Normal"><text:s text:c="18"/>&lt;svg</text:p>
      <text:p text:style-name="Normal"><text:s text:c="20"/>viewBox="0 0 950.8571428571428 1024"</text:p>
      <text:p text:style-name="Normal"><text:s text:c="20"/>className={styles['icon09']}</text:p>
      <text:p text:style-name="Normal"><text:s text:c="18"/>&gt;</text:p>
      <text:p text:style-name="Normal"><text:s text:c="20"/>&lt;path d="M925.714 233.143c-25.143 36.571-56.571 69.143-92.571 95.429 0.571 8 0.571 16 0.571 24 0 244-185.714 525.143-525.143 525.143-104.571 0-201.714-30.286-283.429-82.857 14.857 1.714 29.143 2.286 44.571 2.286 86.286 0 165.714-29.143 229.143-78.857-81.143-1.714-149.143-54.857-172.571-128 11.429 1.714 22.857 2.857 34.857 2.857 16.571 0 33.143-2.286 48.571-6.286-84.571-17.143-148-91.429-148-181.143v-2.286c24.571 13.714 53.143 22.286 83.429 23.429-49.714-33.143-82.286-89.714-82.286-153.714 0-34.286 9.143-65.714 25.143-93.143 90.857 112 227.429 185.143 380.571 193.143-2.857-13.714-4.571-28-4.571-42.286 0-101.714 82.286-184.571 184.571-184.571 53.143 0 101.143 22.286 134.857 58.286 41.714-8 81.714-23.429 117.143-44.571-13.714 42.857-42.857 78.857-81.143 101.714 37.143-4 73.143-14.286 106.286-28.571z"&gt;&lt;/path&gt;</text:p>
      <text:p text:style-name="Normal"><text:s text:c="18"/>&lt;/svg&gt;</text:p>
      <text:p text:style-name="Normal"><text:s text:c="16"/>&lt;/a&gt;</text:p>
      <text:p text:style-name="Normal"><text:s text:c="14"/>&lt;/div&gt;</text:p>
      <text:soft-page-break/>
      <text:p text:style-name="Normal"><text:s text:c="12"/>&lt;/div&gt;</text:p>
      <text:p text:style-name="Normal"><text:s text:c="10"/>&lt;/div&gt;</text:p>
      <text:p text:style-name="Normal"><text:s text:c="8"/>&lt;/nav&gt;</text:p>
      <text:p text:style-name="Normal"><text:s text:c="8"/>&lt;h1 className={` ${styles['text06']} ${projectStyles['heading']} `}&gt;</text:p>
      <text:p text:style-name="Normal"><text:s text:c="10"/>News</text:p>
      <text:p text:style-name="Normal"><text:s text:c="8"/>&lt;/h1&gt;</text:p>
      <text:p text:style-name="Normal"><text:s text:c="8"/>&lt;div className={styles['container01']}&gt;&lt;/div&gt;</text:p>
      <text:p text:style-name="Normal"><text:s text:c="8"/>&lt;span className={styles['text07']}&gt;</text:p>
      <text:p text:style-name="Normal"><text:s text:c="10"/>All the news and updates from all of your favourite motorsport events</text:p>
      <text:p text:style-name="Normal"><text:s text:c="10"/>all in one place</text:p>
      <text:p text:style-name="Normal"><text:s text:c="8"/>&lt;/span&gt;</text:p>
      <text:p text:style-name="Normal"><text:s text:c="6"/>&lt;/div&gt;</text:p>
      <text:p text:style-name="Normal"><text:s text:c="6"/>&lt;div id="main-section" className={styles['main']}&gt;</text:p>
      <text:p text:style-name="Normal"><text:s text:c="8"/>&lt;h1&gt;</text:p>
      <text:p text:style-name="Normal"><text:s text:c="10"/>&lt;span&gt;Gallery&lt;/span&gt;</text:p>
      <text:p text:style-name="Normal"><text:s text:c="8"/>&lt;/h1&gt;</text:p>
      <text:p text:style-name="Normal"><text:s text:c="8"/>&lt;span className={styles['text10']}&gt;Recommended&lt;/span&gt;</text:p>
      <text:p text:style-name="Normal"><text:s text:c="6"/>&lt;/div&gt;</text:p>
      <text:p text:style-name="Normal"><text:s text:c="6"/>&lt;div className={styles['container02']}&gt;</text:p>
      <text:p text:style-name="Normal"><text:s text:c="8"/>&lt;img</text:p>
      <text:p text:style-name="Normal"><text:s text:c="10"/>alt="image"</text:p>
      <text:p text:style-name="Normal"><text:s text:c="10"/>src="https://images.unsplash.com/photo-1505988142825-434ec087cfe5?crop=entropy&amp;amp;cs=tinysrgb&amp;amp;fit=max&amp;amp;fm=jpg&amp;amp;ixid=Mnw5MTMyMXwwfDF8c2VhcmNofDN8fE1vdG9yc3BvcnR8ZW58MHx8fHwxNjUxMTU2OTIz&amp;amp;ixlib=rb-1.2.1&amp;amp;q=80&amp;amp;w=500"</text:p>
      <text:p text:style-name="Normal"><text:s text:c="10"/>className={styles['image']}</text:p>
      <text:p text:style-name="Normal"><text:s text:c="8"/>/&gt;</text:p>
      <text:p text:style-name="Normal"><text:s text:c="6"/>&lt;/div&gt;</text:p>
      <text:p text:style-name="Normal"><text:s text:c="6"/>&lt;div className={styles['container03']}&gt;</text:p>
      <text:p text:style-name="Normal"><text:s text:c="8"/>&lt;div className={styles['container04']}&gt;</text:p>
      <text:p text:style-name="Normal"><text:s text:c="10"/>&lt;div className={styles['container05']}&gt;&lt;/div&gt;</text:p>
      <text:p text:style-name="Normal"><text:s text:c="8"/>&lt;/div&gt;</text:p>
      <text:soft-page-break/>
      <text:p text:style-name="Normal"><text:s text:c="6"/>&lt;/div&gt;</text:p>
      <text:p text:style-name="Normal"><text:s text:c="6"/>&lt;div className={styles['container06']}&gt;</text:p>
      <text:p text:style-name="Normal"><text:s text:c="8"/>&lt;div className={styles['container07']}&gt;</text:p>
      <text:p text:style-name="Normal"><text:s text:c="10"/>&lt;a</text:p>
      <text:p text:style-name="Normal"><text:s text:c="12"/>href="https://www.youtube.com/watch?v=TcOLV7HnWJ4"</text:p>
      <text:p text:style-name="Normal"><text:s text:c="12"/>target="_blank"</text:p>
      <text:p text:style-name="Normal"><text:s text:c="12"/>rel="noreferrer noopener"</text:p>
      <text:p text:style-name="Normal"><text:s text:c="12"/>className={styles['link4']}</text:p>
      <text:p text:style-name="Normal"><text:s text:c="10"/>&gt;</text:p>
      <text:p text:style-name="Normal"><text:s text:c="12"/>&lt;Video className={styles['component1']}&gt;&lt;/Video&gt;</text:p>
      <text:p text:style-name="Normal"><text:s text:c="10"/>&lt;/a&gt;</text:p>
      <text:p text:style-name="Normal"><text:s text:c="8"/>&lt;/div&gt;</text:p>
      <text:p text:style-name="Normal"><text:s text:c="6"/>&lt;/div&gt;</text:p>
      <text:p text:style-name="Normal"><text:s text:c="6"/>&lt;div className={styles['container08']}&gt;</text:p>
      <text:p text:style-name="Normal"><text:s text:c="8"/>&lt;span className={styles['text11']}&gt;News&lt;/span&gt;</text:p>
      <text:p text:style-name="Normal"><text:s text:c="6"/>&lt;/div&gt;</text:p>
      <text:p text:style-name="Normal"><text:s text:c="6"/>&lt;img</text:p>
      <text:p text:style-name="Normal"><text:s text:c="8"/>src="https://images.unsplash.com/photo-1503945839639-aea48daa250f?crop=entropy&amp;amp;cs=tinysrgb&amp;amp;fit=max&amp;amp;fm=jpg&amp;amp;ixid=Mnw5MTMyMXwwfDF8c2VhcmNofDE0fHxSZWQlMjBCdWxsJTIwUmFjaW5nfGVufDB8fHx8MTY1MTI2MDAzMA&amp;amp;ixlib=rb-1.2.1&amp;amp;q=80&amp;amp;w=1200"</text:p>
      <text:p text:style-name="Normal"><text:s text:c="8"/>alt="image"</text:p>
      <text:p text:style-name="Normal"><text:s text:c="8"/>className={styles['image1']}</text:p>
      <text:p text:style-name="Normal"><text:s text:c="6"/>/&gt;</text:p>
      <text:p text:style-name="Normal"><text:s text:c="6"/>&lt;div className={styles['container09']}&gt;</text:p>
      <text:p text:style-name="Normal"><text:s text:c="8"/>&lt;div className={styles['container10']}&gt;</text:p>
      <text:p text:style-name="Normal"><text:s text:c="10"/>&lt;a</text:p>
      <text:p text:style-name="Normal"><text:s text:c="12"/>href="https://example.com"</text:p>
      <text:p text:style-name="Normal"><text:s text:c="12"/>target="_blank"</text:p>
      <text:p text:style-name="Normal"><text:s text:c="12"/>rel="noreferrer noopener"</text:p>
      <text:p text:style-name="Normal"><text:s text:c="12"/>className={styles['link5']}</text:p>
      <text:p text:style-name="Normal"><text:s text:c="10"/>&gt;</text:p>
      <text:soft-page-break/>
      <text:p text:style-name="Normal"><text:s text:c="12"/>Oracle RedBull Racing Facing Difficult times ahead</text:p>
      <text:p text:style-name="Normal"><text:s text:c="10"/>&lt;/a&gt;</text:p>
      <text:p text:style-name="Normal"><text:s text:c="8"/>&lt;/div&gt;</text:p>
      <text:p text:style-name="Normal"><text:s text:c="6"/>&lt;/div&gt;</text:p>
      <text:p text:style-name="Normal"><text:s text:c="6"/>&lt;div className={styles['blog-post-card']}&gt;&lt;/div&gt;</text:p>
      <text:p text:style-name="Normal"><text:s text:c="6"/>&lt;div className={styles['footer']}&gt;</text:p>
      <text:p text:style-name="Normal"><text:s text:c="8"/>&lt;div className={styles['menu']}&gt;</text:p>
      <text:p text:style-name="Normal"><text:s text:c="10"/>&lt;h1&gt;MotorSport World&lt;/h1&gt;</text:p>
      <text:p text:style-name="Normal"><text:s text:c="10"/>&lt;div className={styles['links-container2']}&gt;</text:p>
      <text:p text:style-name="Normal"><text:s text:c="12"/>&lt;div className={styles['container11']}&gt;</text:p>
      <text:p text:style-name="Normal"><text:s text:c="14"/>&lt;a href="#main-section" className={styles['link6']}&gt;</text:p>
      <text:p text:style-name="Normal"><text:s text:c="16"/>About us</text:p>
      <text:p text:style-name="Normal"><text:s text:c="14"/>&lt;/a&gt;</text:p>
      <text:p text:style-name="Normal"><text:s text:c="14"/>&lt;a</text:p>
      <text:p text:style-name="Normal"><text:s text:c="16"/>href="mailto:michealsmithap@gmail.com?subject="</text:p>
      <text:p text:style-name="Normal"><text:s text:c="16"/>className={styles['link7']}</text:p>
      <text:p text:style-name="Normal"><text:s text:c="14"/>&gt;</text:p>
      <text:p text:style-name="Normal"><text:s text:c="16"/>Contact</text:p>
      <text:p text:style-name="Normal"><text:s text:c="14"/>&lt;/a&gt;</text:p>
      <text:p text:style-name="Normal"><text:s text:c="12"/>&lt;/div&gt;</text:p>
      <text:p text:style-name="Normal"><text:s text:c="10"/>&lt;/div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)</text:p>
      <text:p text:style-name="Normal">}</text:p>
      <text:p text:style-name="Normal"/>
      <text:p text:style-name="Normal">export default LandingPa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eal Smith</meta:initial-creator>
    <dc:creator>Micheal Smith</dc:creator>
    <meta:creation-date>2022-04-29T20:26:00Z</meta:creation-date>
    <dc:date>2022-04-29T20:26:00Z</dc:date>
    <meta:template xlink:href="Normal" xlink:type="simple"/>
    <meta:editing-cycles>2</meta:editing-cycles>
    <meta:editing-duration>PT0S</meta:editing-duration>
    <meta:document-statistic meta:page-count="7" meta:paragraph-count="19" meta:word-count="1482" meta:character-count="9911" meta:row-count="70" meta:non-whitespace-character-count="8448"/>
  </office:meta>
</office:document-meta>
</file>